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amma [deg]</text:p>
          </table:table-cell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length [m]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x [m]</text:p>
          </table:table-cell>
          <table:table-cell table:formula="of:=COS([.B1]*PI()/180)*([.B2])" office:value-type="float" office:value="7.04769465589431" calcext:value-type="float">
            <text:p>7.0476946559</text:p>
          </table:table-cell>
          <table:table-cell/>
        </table:table-row>
        <table:table-row table:style-name="ro1">
          <table:table-cell office:value-type="string" calcext:value-type="string">
            <text:p>y [m]</text:p>
          </table:table-cell>
          <table:table-cell table:style-name="ce1" table:formula="of:=SIN([.B1]*PI()/180)*([.B2])" office:value-type="float" office:value="2.56515107494252" calcext:value-type="float">
            <text:p>2.565151074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ta x [m]</text:p>
          </table:table-cell>
          <table:table-cell table:formula="of:=[.B2] - [.B3] + [.C1]" office:value-type="float" office:value="1.70230534410569" calcext:value-type="float">
            <text:p>1.7023053441</text:p>
          </table:table-cell>
          <table:table-cell/>
        </table:table-row>
        <table:table-row table:style-name="ro1">
          <table:table-cell office:value-type="string" calcext:value-type="string">
            <text:p>delta y [m]</text:p>
          </table:table-cell>
          <table:table-cell table:formula="of:= [.B4] + [.C2]" office:value-type="float" office:value="4.06515107494252" calcext:value-type="float">
            <text:p>4.06515107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2:22:45.053912174</meta:creation-date>
    <dc:date>2018-05-23T09:27:17.634370347</dc:date>
    <meta:editing-duration>PT20H4M12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